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abele podstawowe: Ingredients, Recipes, Processes, Projects, Tools, Employees, Suppliers, Data_types</text:p>
      <text:p text:style-name="Standard">Tabele pomocnicze: </text:p>
      <text:p text:style-name="Standard">Process_data, Tools_in_use, Ingredients_for_recipe, Tools_for_recipe, Authorized_employees</text:p>
      <text:p text:style-name="Standard">Format atrybutu: nazwa (typ_danych), funkcja atrybutu w bazie, ograniczenia</text:p>
      <text:p text:style-name="Standard">Typy funkcji atrybutów i ograniczeń:</text:p>
      <text:list xml:id="list1119129110" text:style-name="WWNum13">
        <text:list-item>
          <text:p text:style-name="P1">primary key: P</text:p>
        </text:list-item>
        <text:list-item>
          <text:p text:style-name="P1">foreign key: F</text:p>
        </text:list-item>
        <text:list-item>
          <text:p text:style-name="P1">not null: NNL</text:p>
        </text:list-item>
        <text:list-item>
          <text:p text:style-name="P1">unique: U</text:p>
        </text:list-item>
        <text:list-item>
          <text:p text:style-name="P1">auto increment: AINC</text:p>
        </text:list-item>
        <text:list-item>
          <text:p text:style-name="P1">default value x: DEF x</text:p>
        </text:list-item>
        <text:list-item>
          <text:p text:style-name="P1">check condition: CHK condition</text:p>
        </text:list-item>
      </text:list>
      <text:p text:style-name="P17"/>
      <text:p text:style-name="P19"/>
      <text:p text:style-name="P19">ERD</text:p>
      <text:p text:style-name="P19"/>
      <text:p text:style-name="Standard">Suppliers:</text:p>
      <text:list xml:id="list1213692583" text:style-name="WWNum9">
        <text:list-item>
          <text:p text:style-name="P2">supplier_id (NUMBER(4)), P; AINC</text:p>
        </text:list-item>
        <text:list-item>
          <text:p text:style-name="P2">supplier_name (varchar2(50)), NNL</text:p>
        </text:list-item>
        <text:list-item>
          <text:p text:style-name="P2">phone_number (varchar2(14)), NNL; U; CHK phone_number_valid</text:p>
        </text:list-item>
        <text:list-item>
          <text:p text:style-name="P2">address (varchar2(50))</text:p>
        </text:list-item>
      </text:list>
      <text:p text:style-name="Standard"/>
      <text:p text:style-name="Standard">Ingredients:</text:p>
      <text:list xml:id="list2222815191" text:style-name="WWNum6">
        <text:list-item>
          <text:p text:style-name="P3">ingredient_id (NUMBER(5)), P; AINC</text:p>
        </text:list-item>
      </text:list>
      <text:list xml:id="list1862061593" text:style-name="WWNum5">
        <text:list-item>
          <text:p text:style-name="P4">ingredient_name (varchar2(100)), NNL</text:p>
        </text:list-item>
        <text:list-item>
          <text:p text:style-name="P4"><text:soft-page-break/>quantity (NUMBER(7)), DEF 0; CHK &gt;=0</text:p>
        </text:list-item>
        <text:list-item>
          <text:p text:style-name="P4">notes (varchar2(100))</text:p>
        </text:list-item>
        <text:list-item>
          <text:p text:style-name="P4">supplier_id (NUMBER(4)) F</text:p>
        </text:list-item>
      </text:list>
      <text:p text:style-name="P18"/>
      <text:p text:style-name="Standard">Tools:</text:p>
      <text:list xml:id="list1320195208" text:style-name="WWNum11">
        <text:list-item>
          <text:p text:style-name="P5">tool_id (NUMBER(5)), P; AINC</text:p>
        </text:list-item>
        <text:list-item>
          <text:p text:style-name="P5">type (varchar2(50)), NNL</text:p>
        </text:list-item>
        <text:list-item>
          <text:p text:style-name="P5">model (varchar2(50))</text:p>
        </text:list-item>
        <text:list-item>
          <text:p text:style-name="P5">manufacturer_name (varchar2(50))</text:p>
        </text:list-item>
      </text:list>
      <text:p text:style-name="P18"/>
      <text:p text:style-name="P18">Employees:</text:p>
      <text:list xml:id="list2345570198" text:style-name="WWNum2">
        <text:list-item>
          <text:p text:style-name="P6">employee_id (NUMBER(5)), P; AINC</text:p>
        </text:list-item>
        <text:list-item>
          <text:p text:style-name="P6">first_name (varchar2(50)), NNL</text:p>
        </text:list-item>
        <text:list-item>
          <text:p text:style-name="P6">last_name (varchar2(50)), NNL</text:p>
        </text:list-item>
        <text:list-item>
          <text:p text:style-name="P6">salary (NUMBER(5)), CHK &gt;=0</text:p>
        </text:list-item>
      </text:list>
      <text:p text:style-name="P18"/>
      <text:p text:style-name="P18">Processes:</text:p>
      <text:list xml:id="list318372886" text:style-name="WWNum4">
        <text:list-item>
          <text:p text:style-name="P7">process_id (NUMBER(5)), P; AINC</text:p>
        </text:list-item>
        <text:list-item>
          <text:p text:style-name="P7">project_id (NUMBER(5)), F; NNL</text:p>
        </text:list-item>
        <text:list-item>
          <text:p text:style-name="P7">recipe_id (NUMBER(5)), F; NNL</text:p>
        </text:list-item>
        <text:list-item>
          <text:p text:style-name="P7">employee_id (NUMBER(5)), F; NNL</text:p>
        </text:list-item>
        <text:list-item>
          <text:p text:style-name="P7">status (varchar2(12)), NNL; CHK IN (‘in_progress’, ‘planned’, ‘success’,’fail’)</text:p>
        </text:list-item>
        <text:list-item>
          <text:p text:style-name="P7">start_date (timestamp())</text:p>
        </text:list-item>
        <text:list-item>
          <text:p text:style-name="P7">end_date (timestamp())</text:p>
        </text:list-item>
        <text:list-item>
          <text:p text:style-name="P7">notes (varchar2(1000))</text:p>
        </text:list-item>
      </text:list>
      <text:p text:style-name="P18"/>
      <text:p text:style-name="Standard"><text:soft-page-break/>Data_types:</text:p>
      <text:list xml:id="list1733684758" text:style-name="WWNum10">
        <text:list-item>
          <text:p text:style-name="P8">data_type (varchar2(30)), P</text:p>
        </text:list-item>
      </text:list>
      <text:p text:style-name="Standard"/>
      <text:p text:style-name="Standard">/*Wykaz danych procesu*/</text:p>
      <text:p text:style-name="Standard">Process_Data:</text:p>
      <text:list xml:id="list1572221524" text:style-name="WWNum7">
        <text:list-item>
          <text:p text:style-name="P9">process_id (NUMBER(5)), F; NNL</text:p>
        </text:list-item>
        <text:list-item>
          <text:p text:style-name="P9">data_type (varchar2(30)), F; NNL</text:p>
        </text:list-item>
        <text:list-item>
          <text:p text:style-name="P9">data_value (varchar2(30)), NNL; DEF ‘-’</text:p>
        </text:list-item>
      </text:list>
      <text:p text:style-name="P17"/>
      <text:p text:style-name="Standard">/*Wykaz aktualnie używanych narzędzi*/</text:p>
      <text:p text:style-name="P18">Tools_in_use:</text:p>
      <text:list xml:id="list2014808639" text:style-name="WWNum14">
        <text:list-item>
          <text:p text:style-name="P10">process_id (NUMBER(5)), F; NNL</text:p>
        </text:list-item>
        <text:list-item>
          <text:p text:style-name="P10">tool_id (NUMBER(5)), F; NNL</text:p>
        </text:list-item>
      </text:list>
      <text:p text:style-name="P18"/>
      <text:p text:style-name="Standard">Recipes:</text:p>
      <text:list xml:id="list1906598396" text:style-name="WWNum1">
        <text:list-item>
          <text:p text:style-name="P11">recipe_id (NUMBER(5)), P; AINC</text:p>
        </text:list-item>
      </text:list>
      <text:list xml:id="list2216685406" text:style-name="WWNum16">
        <text:list-item>
          <text:p text:style-name="P12">recipe_name (varchar2(100)), NNL</text:p>
        </text:list-item>
        <text:list-item>
          <text:p text:style-name="P12">description (varchar2(1000)), NNL</text:p>
        </text:list-item>
      </text:list>
      <text:p text:style-name="P18"/>
      <text:p text:style-name="P18">/* Wykaz składników potrzebnych do wykonania receptury */</text:p>
      <text:p text:style-name="P18">Ingredients_for_recipe:</text:p>
      <text:list xml:id="list4205045215" text:style-name="WWNum8">
        <text:list-item>
          <text:p text:style-name="P13">recipe_id (NUMBER(5)), F; NNL</text:p>
        </text:list-item>
        <text:list-item>
          <text:p text:style-name="P13">ingredient_id (NUMBER(5)), F; NNL</text:p>
        </text:list-item>
        <text:list-item>
          <text:p text:style-name="P13">ingredient_quantity (NUMBER(7)), NNL; CHK &gt; 0</text:p>
        </text:list-item>
      </text:list>
      <text:p text:style-name="P18"/>
      <text:p text:style-name="P18">/* Wykaz narzędzi używanych w recepturze */</text:p>
      <text:p text:style-name="P18"><text:soft-page-break/>Tools_for_recipe:</text:p>
      <text:list xml:id="list2828378337" text:style-name="WWNum15">
        <text:list-item>
          <text:p text:style-name="P14">recipe_id (NUMBER(5)), F; NNL</text:p>
        </text:list-item>
        <text:list-item>
          <text:p text:style-name="P14">tool_id (NUMBER(5)), F; NNL</text:p>
        </text:list-item>
      </text:list>
      <text:p text:style-name="Standard"/>
      <text:p text:style-name="Standard">Projects:</text:p>
      <text:list xml:id="list2742136397" text:style-name="WWNum3">
        <text:list-item>
          <text:p text:style-name="P15">project_id (NUMBER(5)), P; AINC</text:p>
        </text:list-item>
        <text:list-item>
          <text:p text:style-name="P15">project_name (varchar2(30)), U</text:p>
        </text:list-item>
        <text:list-item>
          <text:p text:style-name="P15">manager_id (NUMBER(5)); F NNL</text:p>
        </text:list-item>
        <text:list-item>
          <text:p text:style-name="P15">description (varchar2(1000))</text:p>
        </text:list-item>
      </text:list>
      <text:p text:style-name="Standard"/>
      <text:p text:style-name="Standard">/* Wykaz pracowników uprawnionych do wglądu w projekt */</text:p>
      <text:p text:style-name="Standard">Authorized_employees:</text:p>
      <text:list xml:id="list1561883061" text:style-name="WWNum12">
        <text:list-item>
          <text:p text:style-name="P16">project_id (NUMBER(5)), F; NNL</text:p>
        </text:list-item>
        <text:list-item>
          <text:p text:style-name="P16">employee_id (NUMBER(5)), F; NN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6" meta:word-count="316" meta:character-count="2289" meta:non-whitespace-character-count="2100"/>
    <meta:generator>LibreOfficeDev/6.0.5.2$Linux_X86_64 LibreOffice_project/</meta:generator>
  </office:meta>
</office:document-meta>
</file>